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4cf" officeooo:paragraph-rsid="0018e4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ven an input of size n where 1 &lt;= n &lt;= 1000. Find missing Values</text:p>
      <text:p text:style-name="P1">Only one line in input separated by &lt;space&gt;</text:p>
      <text:p text:style-name="P1"/>
      <text:p text:style-name="P1">input:</text:p>
      <text:p text:style-name="P1">1 2 3 4 0 6 7 8 0 10 </text:p>
      <text:p text:style-name="P1"/>
      <text:p text:style-name="P1">Output:</text:p>
      <text:p text:style-name="P1">5 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2T19:39:05.707775375</dc:date>
    <meta:editing-duration>PT1M39S</meta:editing-duration>
    <meta:editing-cycles>1</meta:editing-cycles>
    <meta:document-statistic meta:table-count="0" meta:image-count="0" meta:object-count="0" meta:page-count="1" meta:paragraph-count="6" meta:word-count="37" meta:character-count="146" meta:non-whitespace-character-count="114"/>
  </office:meta>
</office:document-meta>
</file>